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4" style:family="paragraph" style:parent-style-name="Table_20_Contents">
      <style:text-properties style:font-name="Liberation Serif" officeooo:paragraph-rsid="014d4081"/>
    </style:style>
    <style:style style:name="P5" style:family="paragraph" style:parent-style-name="Table_20_Heading">
      <style:text-properties style:font-name="Liberation Serif" officeooo:paragraph-rsid="014d4081"/>
    </style:style>
    <style:style style:name="P6" style:family="paragraph" style:parent-style-name="Text_20_body" style:list-style-name="List_20_1">
      <style:text-properties officeooo:paragraph-rsid="001e0874"/>
    </style:style>
    <style:style style:name="P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6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7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79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8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8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8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8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8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8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9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9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9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9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9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9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9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9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9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9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10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10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10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10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104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05" style:family="paragraph" style:parent-style-name="Text_20_body" style:list-style-name="List_20_1">
      <style:text-properties officeooo:rsid="007e1141" officeooo:paragraph-rsid="007e1141"/>
    </style:style>
    <style:style style:name="P106" style:family="paragraph" style:parent-style-name="Text_20_body" style:list-style-name="Numbering_20_ivx">
      <style:text-properties officeooo:paragraph-rsid="013d66fc"/>
    </style:style>
    <style:style style:name="P107" style:family="paragraph" style:parent-style-name="Text_20_body" style:list-style-name="List_20_1">
      <style:text-properties style:font-name="Liberation Serif" officeooo:rsid="002c95d6" officeooo:paragraph-rsid="002c95d6"/>
    </style:style>
    <style:style style:name="P108" style:family="paragraph" style:parent-style-name="Text_20_body" style:list-style-name="List_20_1">
      <style:text-properties style:font-name="Liberation Serif" officeooo:rsid="00248fac" officeooo:paragraph-rsid="0026962c"/>
    </style:style>
    <style:style style:name="P109" style:family="paragraph" style:parent-style-name="Text_20_body" style:list-style-name="List_20_1">
      <style:text-properties style:font-name="Liberation Serif" officeooo:rsid="000e4396" officeooo:paragraph-rsid="000e4396"/>
    </style:style>
    <style:style style:name="P110" style:family="paragraph" style:parent-style-name="Text_20_body" style:list-style-name="List_20_1">
      <style:text-properties style:font-name="Liberation Serif" officeooo:rsid="0054f043" officeooo:paragraph-rsid="0054f043"/>
    </style:style>
    <style:style style:name="P111" style:family="paragraph" style:parent-style-name="Text_20_body" style:list-style-name="List_20_1">
      <style:text-properties style:font-name="Liberation Serif" officeooo:rsid="00644a75" officeooo:paragraph-rsid="00644a75"/>
    </style:style>
    <style:style style:name="P112" style:family="paragraph" style:parent-style-name="Text_20_body" style:list-style-name="List_20_1">
      <style:text-properties style:font-name="Liberation Serif" officeooo:rsid="00675976" officeooo:paragraph-rsid="00675976"/>
    </style:style>
    <style:style style:name="P113" style:family="paragraph" style:parent-style-name="Text_20_body" style:list-style-name="List_20_1">
      <style:text-properties style:font-name="Liberation Serif" officeooo:rsid="0072e92a" officeooo:paragraph-rsid="0072e92a"/>
    </style:style>
    <style:style style:name="P114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15" style:family="paragraph" style:parent-style-name="Text_20_body" style:list-style-name="List_20_1">
      <style:text-properties style:font-name="Liberation Serif" officeooo:rsid="007c885c" officeooo:paragraph-rsid="007c885c"/>
    </style:style>
    <style:style style:name="P116" style:family="paragraph" style:parent-style-name="Text_20_body" style:list-style-name="List_20_1">
      <style:text-properties style:font-name="Liberation Serif" officeooo:paragraph-rsid="007d8a72"/>
    </style:style>
    <style:style style:name="P117" style:family="paragraph" style:parent-style-name="Text_20_body" style:list-style-name="List_20_1">
      <style:text-properties style:font-name="Liberation Serif" officeooo:paragraph-rsid="0092e182"/>
    </style:style>
    <style:style style:name="P118" style:family="paragraph" style:parent-style-name="Text_20_body" style:list-style-name="List_20_1">
      <style:text-properties style:font-name="Liberation Serif" officeooo:rsid="007d8a72" officeooo:paragraph-rsid="007d8a72"/>
    </style:style>
    <style:style style:name="P119" style:family="paragraph" style:parent-style-name="Text_20_body" style:list-style-name="List_20_1">
      <style:text-properties style:font-name="Liberation Serif" officeooo:rsid="008236d9" officeooo:paragraph-rsid="008236d9"/>
    </style:style>
    <style:style style:name="P120" style:family="paragraph" style:parent-style-name="Text_20_body" style:list-style-name="List_20_1">
      <style:text-properties style:font-name="Liberation Serif" officeooo:rsid="009924a5" officeooo:paragraph-rsid="009924a5"/>
    </style:style>
    <style:style style:name="P121" style:family="paragraph" style:parent-style-name="Text_20_body" style:list-style-name="List_20_1">
      <style:text-properties style:font-name="Liberation Serif" officeooo:rsid="0099405f" officeooo:paragraph-rsid="0099405f"/>
    </style:style>
    <style:style style:name="P122" style:family="paragraph" style:parent-style-name="Text_20_body" style:list-style-name="List_20_1">
      <style:text-properties style:font-name="Liberation Serif" officeooo:rsid="009ce3b1" officeooo:paragraph-rsid="009ce3b1"/>
    </style:style>
    <style:style style:name="P123" style:family="paragraph" style:parent-style-name="Text_20_body">
      <style:text-properties officeooo:paragraph-rsid="0168ee7b"/>
    </style:style>
    <style:style style:name="P12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4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5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6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7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28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29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34" style:family="text">
      <style:text-properties fo:font-variant="normal" fo:text-transform="none" fo:color="#000000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35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36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37" style:family="text">
      <style:text-properties fo:font-variant="normal" fo:text-transform="none" fo:color="#000000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38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39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40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41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42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43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44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45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46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47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48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49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50" style:family="text">
      <style:text-properties fo:font-variant="normal" fo:text-transform="none" fo:color="#000000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1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52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53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54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55" style:family="text">
      <style:text-properties fo:font-variant="normal" fo:text-transform="none" fo:color="#000000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56" style:family="text">
      <style:text-properties fo:font-variant="normal" fo:text-transform="none" fo:color="#000000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57" style:family="text">
      <style:text-properties fo:font-variant="normal" fo:text-transform="none" fo:color="#000000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58" style:family="text">
      <style:text-properties fo:font-variant="normal" fo:text-transform="none" fo:color="#000000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59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60" style:family="text">
      <style:text-properties fo:font-variant="normal" fo:text-transform="none" fo:color="#000000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61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62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66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67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68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69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70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71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72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74" style:family="text">
      <style:text-properties loext:padding="0cm" loext:border="none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officeooo:rsid="00f6d258"/>
    </style:style>
    <style:style style:name="T77" style:family="text">
      <style:text-properties officeooo:rsid="00f7a9e3"/>
    </style:style>
    <style:style style:name="T78" style:family="text">
      <style:text-properties officeooo:rsid="00f9c412"/>
    </style:style>
    <style:style style:name="T79" style:family="text">
      <style:text-properties fo:font-size="13pt" fo:font-weight="bold" style:font-size-asian="13pt" style:font-weight-asian="bold" style:font-size-complex="13pt" style:font-weight-complex="bold"/>
    </style:style>
    <style:style style:name="T80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81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82" style:family="text">
      <style:text-properties style:font-name="Liberation Serif"/>
    </style:style>
    <style:style style:name="T83" style:family="text">
      <style:text-properties style:font-name="Liberation Serif" loext:padding="0cm" loext:border="none"/>
    </style:style>
    <style:style style:name="T84" style:family="text">
      <style:text-properties style:font-name="Liberation Serif" fo:font-weight="bold" style:font-weight-asian="bold" style:font-weight-complex="bold"/>
    </style:style>
    <style:style style:name="T85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officeooo:rsid="01616da1"/>
    </style:style>
    <style:style style:name="T88" style:family="text">
      <style:text-properties officeooo:rsid="00e6bbc8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GIT</text:p>
      <text:h text:style-name="P1" text:outline-level="2"><text:span text:style-name="T1">1. </text:span>What is Git?</text:h>
      <text:list xml:id="list3969679936" text:style-name="List_20_1">
        <text:list-item>
          <text:p text:style-name="P20">Git is popular version control system.<text:tab/></text:p>
        </text:list-item>
        <text:list-item>
          <text:p text:style-name="P107"><text:span text:style-name="T35">I</text:span><text:span text:style-name="T32">nstalling Git </text:span></text:p>
          <text:list>
            <text:list-header>
              <text:p text:style-name="P107"><text:span text:style-name="T51">syntax :-</text:span><text:span text:style-name="T32"> sudo apt install git.</text:span></text:p>
            </text:list-header>
          </text:list>
        </text:list-item>
        <text:list-item>
          <text:p text:style-name="P108"><text:span text:style-name="T35">G</text:span><text:span text:style-name="T32">it version :- 2.25.1</text:span></text:p>
          <text:list>
            <text:list-header>
              <text:p text:style-name="P108"><text:span text:style-name="T52">syntax:- </text:span><text:span text:style-name="T36">git --version</text:span><text:span text:style-name="T32"> </text:span></text:p>
            </text:list-header>
          </text:list>
        </text:list-item>
        <text:list-item>
          <text:p text:style-name="P109"><text:span text:style-name="T35">U</text:span><text:span text:style-name="T32">sed for:-</text:span></text:p>
        </text:list-item>
      </text:list>
      <text:list xml:id="list52414198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82">2. What does Git do?</text:p>
      <text:list xml:id="list183415809698949" text:continue-list="list396967993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83">3. Working with Git</text:p>
      <text:list xml:id="list183415560010086" text:continue-numbering="true" text:style-name="List_20_1">
        <text:list-item>
          <text:p text:style-name="P6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84">4. What is GitHub?</text:p>
      <text:list xml:id="list594434446" text:style-name="L1">
        <text:list-item>
          <text:p text:style-name="P124">Git is not the same as GitHub.</text:p>
        </text:list-item>
        <text:list-item>
          <text:p text:style-name="P124">GitHub makes tools that use Git.</text:p>
        </text:list-item>
        <text:list-item>
          <text:p text:style-name="P27">GitHub is the largest host of source code in the world, and has been owned by Microsoft since 2018.</text:p>
        </text:list-item>
      </text:list>
      <text:p text:style-name="P26"/>
      <text:p text:style-name="P26"/>
      <text:p text:style-name="P79"/>
      <text:p text:style-name="P85"><text:soft-page-break/>5. Installing Git :-</text:p>
      <text:list xml:id="list183417002891272" text:continue-list="list183415560010086" text:style-name="List_20_1">
        <text:list-item>
          <text:p text:style-name="P7">sudo apt install git-all</text:p>
        </text:list-item>
        <text:list-item>
          <text:p text:style-name="P110"><text:span text:style-name="T38">S</text:span><text:span text:style-name="T32">et up username and email.</text:span></text:p>
          <text:list>
            <text:list-header>
              <text:p text:style-name="P7"><text:span text:style-name="T82">$ </text:span><text:span text:style-name="T83">git config</text:span><text:span text:style-name="T82"> </text:span><text:span text:style-name="T83">--global</text:span><text:span text:style-name="T82"> user.name </text:span><text:span text:style-name="T83">"yourusername"</text:span><text:span text:style-name="T82"><text:line-break/>$ </text:span><text:span text:style-name="T83">git config</text:span><text:span text:style-name="T82"> </text:span><text:span text:style-name="T83">--global</text:span><text:span text:style-name="T82"> user.email </text:span><text:span text:style-name="T83">"</text:span><text:a xlink:type="simple" xlink:href="mailto:yourusername@example.com" text:style-name="Internet_20_link" text:visited-style-name="Visited_20_Internet_20_Link"><text:span text:style-name="T83">yourusername@example.com</text:span></text:a><text:span text:style-name="T83">"</text:span></text:p>
            </text:list-header>
          </text:list>
        </text:list-item>
        <text:list-item>
          <text:p text:style-name="P33">To check if the configuration have been set properly </text:p>
          <text:list>
            <text:list-header>
              <text:p text:style-name="P33">git config --list</text:p>
            </text:list-header>
          </text:list>
        </text:list-item>
      </text:list>
      <text:p text:style-name="P86">6. git init command</text:p>
      <text:list xml:id="list183415414379366" text:continue-numbering="true" text:style-name="List_20_1">
        <text:list-item>
          <text:p text:style-name="P29">You can tell Git to monitor this directory.</text:p>
        </text:list-item>
        <text:list-item>
          <text:p text:style-name="P30">It is used for create and initialized the git directory (repo) in our system.</text:p>
        </text:list-item>
        <text:list-item>
          <text:p text:style-name="P30">For initiazlization :- git init</text:p>
        </text:list-item>
        <text:list-item>
          <text:p text:style-name="P30">For createing new repo with initialization :- git init new</text:p>
        </text:list-item>
      </text:list>
      <text:p text:style-name="P87">7. git add command</text:p>
      <text:list xml:id="list183416445577765" text:continue-numbering="true" text:style-name="List_20_1">
        <text:list-item>
          <text:p text:style-name="P31">To make file tracked , we use add command.</text:p>
          <text:list>
            <text:list-header>
              <text:p text:style-name="P31">Syntax:- git add file_name <text:s text:c="2"/>or <text:s text:c="2"/>git add . <text:s text:c="3"/>(to add everything in the dir).</text:p>
            </text:list-header>
          </text:list>
        </text:list-item>
      </text:list>
      <text:p text:style-name="P88">8. git commit command</text:p>
      <text:list xml:id="list183416938749403" text:continue-numbering="true" text:style-name="List_20_1">
        <text:list-item>
          <text:p text:style-name="P32">So even though Git is tracking index.html, there isn’t anything in the Git repository about the file yet.</text:p>
        </text:list-item>
        <text:list-item>
          <text:p text:style-name="P34">Used for commit the chnages in current repo.</text:p>
          <text:list>
            <text:list-header>
              <text:p text:style-name="P35">git commit -m “comment which you want”</text:p>
            </text:list-header>
          </text:list>
        </text:list-item>
      </text:list>
      <text:p text:style-name="P89">9. <text:s/>git status</text:p>
      <text:list xml:id="list183415527265042" text:continue-numbering="true" text:style-name="List_20_1">
        <text:list-item>
          <text:p text:style-name="P36">shows the current condition of working directory</text:p>
          <text:p text:style-name="P36"><text:s/>syntax :- git status</text:p>
        </text:list-item>
      </text:list>
      <text:p text:style-name="P90">10. git log</text:p>
      <text:list xml:id="list183416928175967" text:continue-numbering="true" text:style-name="List_20_1">
        <text:list-item>
          <text:p text:style-name="P37">Log command shows the history.</text:p>
        </text:list-item>
        <text:list-item>
          <text:p text:style-name="P38">Provide messages commit in past , author , date and time.</text:p>
        </text:list-item>
        <text:list-item>
          <text:p text:style-name="P38">For only 5 comments :- git log -n 5</text:p>
        </text:list-item>
        <text:list-item>
          <text:p text:style-name="P38">By date :- git log --since = yyyy-mm-dd</text:p>
        </text:list-item>
        <text:list-item>
          <text:p text:style-name="P38">Till the date :- git log --until = yyyy-mm-dd</text:p>
        </text:list-item>
        <text:list-item>
          <text:p text:style-name="P38">By author name :- git log author = “Sachin-beryl”</text:p>
        </text:list-item>
        <text:list-item>
          <text:p text:style-name="P38">Using messages specific words :- </text:p>
          <text:list>
            <text:list-item>
              <text:list>
                <text:list-header>
                  <text:p text:style-name="P38">git log --grep = “Init”</text:p>
                  <text:p text:style-name="P38">git log --grep = “Bugfix”</text:p>
                  <text:p text:style-name="P38">git log –grep = “github issue”</text:p>
                </text:list-header>
              </text:list>
            </text:list-item>
          </text:list>
        </text:list-item>
      </text:list>
      <text:p text:style-name="P91">11. git rm command</text:p>
      <text:list xml:id="list183415667214079" text:continue-numbering="true" text:style-name="List_20_1">
        <text:list-item>
          <text:p text:style-name="P39"><text:soft-page-break/>git rm “fle-name”</text:p>
        </text:list-item>
        <text:list-item>
          <text:p text:style-name="P40">git rm -r “file_name” <text:s/>(repo having sub-repo).</text:p>
          <text:list>
            <text:list-header>
              <text:p text:style-name="P41">Steps for remove repo</text:p>
              <text:p text:style-name="P41">1. git rm “file_name”</text:p>
              <text:p text:style-name="P41">2. git commit -m “comment”</text:p>
              <text:p text:style-name="P41">3. git push &lt;remote-name&gt; &lt;branch-name&gt;</text:p>
            </text:list-header>
          </text:list>
        </text:list-item>
        <text:list-item>
          <text:p text:style-name="P42">rm –cached (for delete from only online , not on system)</text:p>
        </text:list-item>
        <text:list-item>
          <text:p text:style-name="P42">rm –dry-run <text:s/>(remove not actually , we can see an output of the file)</text:p>
        </text:list-item>
      </text:list>
      <text:p text:style-name="P92">12. git pull</text:p>
      <text:list xml:id="list183416860882742" text:continue-numbering="true" text:style-name="List_20_1">
        <text:list-item>
          <text:p text:style-name="P43">Used to fetch and download content from a remote repository and immediately update the local repo to match that content.</text:p>
        </text:list-item>
        <text:list-item>
          <text:p text:style-name="P111"><text:span text:style-name="T32">Syntax :- git pull </text:span><text:span text:style-name="T39">&lt;remote&gt; </text:span><text:span text:style-name="T40">&lt;branch&gt;</text:span></text:p>
          <text:list>
            <text:list-header>
              <text:p text:style-name="P112"><text:span text:style-name="T39">n</text:span><text:span text:style-name="T32">ote <text:s/>:- git pull contains git fetch &lt;remote&gt; and git merge origin/&lt;current-branch&gt;</text:span></text:p>
            </text:list-header>
          </text:list>
        </text:list-item>
      </text:list>
      <text:p text:style-name="P93">13. git push</text:p>
      <text:list xml:id="list183416302394420" text:continue-numbering="true" text:style-name="List_20_1">
        <text:list-item>
          <text:p text:style-name="P44">used to push all commits from local repo to online repository.</text:p>
          <text:p text:style-name="P113"><text:span text:style-name="T32">Syntax :- git push -u </text:span><text:span text:style-name="T41">origin main</text:span></text:p>
          <text:list>
            <text:list-item>
              <text:list>
                <text:list-header>
                  <text:p text:style-name="P114">Create any folder </text:p>
                  <text:p text:style-name="P114">cd folder</text:p>
                  <text:p text:style-name="P114">git init</text:p>
                  <text:p text:style-name="P114">gir remote add &lt;remote&gt;&lt;ssh-link&gt;</text:p>
                  <text:p text:style-name="P114">git pull &lt;remote&gt;&lt;branch&gt;</text:p>
                </text:list-header>
              </text:list>
            </text:list-item>
          </text:list>
        </text:list-item>
      </text:list>
      <text:p text:style-name="P94">14. git remote add origin url:-</text:p>
      <text:list xml:id="list183416352667005" text:continue-numbering="true" text:style-name="List_20_1">
        <text:list-item>
          <text:p text:style-name="P80">first by SSH key</text:p>
          <text:list>
            <text:list-item>
              <text:list>
                <text:list-item>
                  <text:p text:style-name="P45">check for ssh key :- ls -l ~/.ssh/id_*.pub</text:p>
                </text:list-item>
                <text:list-item>
                  <text:p text:style-name="P115"><text:span text:style-name="T32">if not present then </text:span><text:span text:style-name="T51">generate new ssh key</text:span></text:p>
                  <text:list>
                    <text:list-header>
                      <text:p text:style-name="P45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5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6"><text:tab/> <text:s text:c="10"/>ssh -keygen</text:p>
      <text:list xml:id="list183416925488962" text:continue-numbering="true" text:style-name="List_20_1">
        <text:list-item>
          <text:list>
            <text:list-item>
              <text:list>
                <text:list-item>
                  <text:p text:style-name="P116"><text:span text:style-name="T42">Then go to location of </text:span><text:span text:style-name="T53">id_rsa.pub</text:span></text:p>
                  <text:list>
                    <text:list-header>
                      <text:p text:style-name="P47">eg :- Home/beryl/.ssh/id_rsa.pub</text:p>
                    </text:list-header>
                    <text:list-item>
                      <text:p text:style-name="P118"><text:span text:style-name="T43">c</text:span><text:span text:style-name="T32">opy the key from the file </text:span><text:span text:style-name="T51">(entire file)</text:span></text:p>
                    </text:list-item>
                    <text:list-item>
                      <text:p text:style-name="P47">then go to github profile setting -&gt; Access (ssh and gpg key) -&gt; click new ssh key -&gt; paste the key -&gt; press add ssh key.</text:p>
                    </text:list-item>
                    <text:list-item>
                      <text:p text:style-name="P48">Now go to file loaction which you want to upload on github, open terminal there. And executing below commands .</text:p>
                      <text:list>
                        <text:list-header>
                          <text:p text:style-name="P48"><text:soft-page-break/>git init</text:p>
                          <text:p text:style-name="P48">git add file or folder_name</text:p>
                          <text:p text:style-name="P48">git commit -m “Comment”</text:p>
                          <text:p text:style-name="P48">git branch -M main</text:p>
                          <text:p text:style-name="P105"><text:span text:style-name="T2">git remote add origin </text:span><text:span text:style-name="T21">url </text:span><text:span text:style-name="T2"><text:s text:c="11"/></text:span><text:span text:style-name="T21">:- url-</text:span><text:span text:style-name="T26">&gt;</text:span><text:span text:style-name="T21">( </text:span><text:a xlink:type="simple" xlink:href="mailto:git@github.com" text:style-name="Internet_20_link" text:visited-style-name="Visited_20_Internet_20_Link"><text:span text:style-name="T23">git@github.</text:span></text:a><text:a xlink:type="simple" xlink:href="mailto:git@github.com" text:style-name="Internet_20_link" text:visited-style-name="Visited_20_Internet_20_Link"><text:span text:style-name="T82">com</text:span></text:a><text:span text:style-name="T24">:Sachin-beryl/demo-for-ssh.git)</text:span></text:p>
                          <text:p text:style-name="P119"><text:span text:style-name="T44">g</text:span><text:span text:style-name="T3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By HTTPs :-</text:p>
          <text:list>
            <text:list-item>
              <text:list>
                <text:list-item>
                  <text:p text:style-name="P49">git init</text:p>
                  <text:p text:style-name="P49">git add file or folder_name</text:p>
                  <text:p text:style-name="P49">git commit -m “commant”</text:p>
                  <text:p text:style-name="P49">git branch -M main</text:p>
                  <text:p text:style-name="P117"><text:span text:style-name="T45">git remote add origin </text:span><text:span text:style-name="T54">url </text:span><text:span text:style-name="T45"><text:s text:c="5"/></text:span><text:span text:style-name="T54">:- url -&gt;(https://github.com/sachin-beryl/Training.git)</text:span></text:p>
                  <text:p text:style-name="P117"><text:span text:style-name="T45">git push -u origin main </text:span><text:span text:style-name="T46"><text:tab/></text:span></text:p>
                </text:list-item>
                <text:list-item>
                  <text:p text:style-name="P50">After executing above command enter username and password of github.</text:p>
                </text:list-item>
                <text:list-item>
                  <text:p text:style-name="P120"><text:span text:style-name="T47">I</text:span><text:span text:style-name="T51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1"><text:span text:style-name="T32">Github profile setting -&gt; scroll down and click on developer setting -&gt; personal access tokens -&gt; tokens(classic) -&gt; </text:span><text:span text:style-name="T48">generate new token -&gt; generate new token (classic) -&gt; check all the boxes -&gt; click generate token.</text:span></text:p>
                            </text:list-item>
                            <text:list-item>
                              <text:p text:style-name="P122"><text:span text:style-name="T32">Copy the token </text:span><text:span text:style-name="T49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Now use the token as password .</text:p>
                </text:list-item>
              </text:list>
            </text:list-item>
          </text:list>
        </text:list-item>
      </text:list>
      <text:p text:style-name="P95">15 . To re-set remote url </text:p>
      <text:list xml:id="list183417234102199" text:continue-numbering="true" text:style-name="List_20_1">
        <text:list-item>
          <text:p text:style-name="P8">Copy the url from the github (http or ssh)</text:p>
        </text:list-item>
        <text:list-item>
          <text:p text:style-name="P8"><text:span text:style-name="T82">syntax :- git remote set-url origin </text:span><text:span text:style-name="T84">url </text:span><text:span text:style-name="T82"><text:s text:c="17"/>:- url -&gt; </text:span><text:a xlink:type="simple" xlink:href="mailto:git@github.com" text:style-name="Internet_20_link" text:visited-style-name="Visited_20_Internet_20_Link"><text:span text:style-name="T82">git@github.com</text:span></text:a><text:span text:style-name="T82">:Sachin-beryl/Training.git</text:span></text:p>
        </text:list-item>
      </text:list>
      <text:p text:style-name="P96">16. git help</text:p>
      <text:list xml:id="list183416505520782" text:continue-numbering="true" text:style-name="List_20_1">
        <text:list-item>
          <text:p text:style-name="P53">helps to understand the git commands</text:p>
          <text:list>
            <text:list-header>
              <text:p text:style-name="P53"><text:span text:style-name="T7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3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3">similar to man command</text:p>
          <text:list>
            <text:list-header>
              <text:p text:style-name="P53"><text:span text:style-name="T75">syntax :-</text:span> man git log</text:p>
            </text:list-header>
          </text:list>
        </text:list-item>
      </text:list>
      <text:p text:style-name="P54"/>
      <text:p text:style-name="P54"/>
      <text:p text:style-name="P54"/>
      <text:p text:style-name="P54"/>
      <text:p text:style-name="P97">17. git rm</text:p>
      <text:list xml:id="list183415467853896" text:continue-numbering="true" text:style-name="List_20_1">
        <text:list-item>
          <text:p text:style-name="P81">steps :-</text:p>
          <text:list>
            <text:list-item>
              <text:list>
                <text:list-item>
                  <text:list>
                    <text:list-item>
                      <text:p text:style-name="P55"><text:soft-page-break/>git rm “file_name”</text:p>
                    </text:list-item>
                    <text:list-item>
                      <text:p text:style-name="P55">git commit -m “message”</text:p>
                    </text:list-item>
                    <text:list-item>
                      <text:p text:style-name="P55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Remove repo with sub-repo <text:s text:c="3"/>syntax :- git rm -r <text:s/>“file name” </text:p>
        </text:list-item>
      </text:list>
      <text:p text:style-name="P98">18. git checkout</text:p>
      <text:list xml:id="list183415205556915" text:continue-numbering="true" text:style-name="List_20_1">
        <text:list-item>
          <text:p text:style-name="P57">use to make branch and navigate between the branches.</text:p>
        </text:list-item>
        <text:list-item>
          <text:p text:style-name="P57">Create new branch :- git checkout -b name_of_name</text:p>
        </text:list-item>
        <text:list-item>
          <text:p text:style-name="P57">switch to new branch :- git checkout name_of_branch</text:p>
        </text:list-item>
        <text:list-item>
          <text:p text:style-name="P57">copy all data from one to another branch :- git checkout -b <text:span text:style-name="T75">destination_branch_name <text:s/>source_branch_name</text:span></text:p>
        </text:list-item>
      </text:list>
      <text:p text:style-name="P99">19. git branch</text:p>
      <text:list xml:id="list183416767205888" text:continue-numbering="true" text:style-name="List_20_1">
        <text:list-item>
          <text:p text:style-name="P58">To check name of branches for that git location.</text:p>
        </text:list-item>
        <text:list-item>
          <text:p text:style-name="P58"><text:span text:style-name="T75">Syntax :- </text:span>git branch </text:p>
        </text:list-item>
      </text:list>
      <text:p text:style-name="P100">20. merge branches</text:p>
      <text:list xml:id="list183416496320436" text:continue-numbering="true" text:style-name="List_20_1">
        <text:list-item>
          <text:p text:style-name="P59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Syntax :- git merge branch_name<text:span text:style-name="T76">(branch which you want to merge </text:span><text:span text:style-name="T77">with main branch).</text:span></text:p>
                        </text:list-item>
                        <text:list-item>
                          <text:p text:style-name="P62">If conflict , then remove conflict.</text:p>
                        </text:list-item>
                        <text:list-item>
                          <text:p text:style-name="P62">git add .</text:p>
                        </text:list-item>
                        <text:list-item>
                          <text:p text:style-name="P62">Then commit the merge (git commit -m “merging branches”)</text:p>
                          <text:p text:style-name="P61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1">2<text:span text:style-name="T78">1</text:span>. To make change in comment</text:p>
      <text:list xml:id="list183417327491534" text:continue-numbering="true" text:style-name="List_20_1">
        <text:list-item>
          <text:p text:style-name="P63">git commit --amend -&gt; it will open vim editor -&gt; add message in vim -&gt; wq to save message and exit the vim editor. <text:s/></text:p>
        </text:list-item>
      </text:list>
      <text:p text:style-name="P102">22. git diff</text:p>
      <text:list xml:id="list183415449254621" text:continue-numbering="true" text:style-name="List_20_1">
        <text:list-item>
          <text:p text:style-name="P64">View changes in working dir </text:p>
          <text:list>
            <text:list-header>
              <text:p text:style-name="P64"><text:span text:style-name="T75">syntax :- </text:span>git diff</text:p>
            </text:list-header>
          </text:list>
        </text:list-item>
        <text:list-item>
          <text:p text:style-name="P65">View changes in staged level</text:p>
          <text:list>
            <text:list-header>
              <text:p text:style-name="P65"><text:span text:style-name="T75">synatx :-</text:span> git diff --staged or --cached</text:p>
            </text:list-header>
          </text:list>
        </text:list-item>
      </text:list>
      <text:p text:style-name="P103">23. git clone</text:p>
      <text:list xml:id="list183415342513244" text:continue-numbering="true" text:style-name="List_20_1">
        <text:list-item>
          <text:p text:style-name="P66">Use to clone the remote repo </text:p>
          <text:list>
            <text:list-item>
              <text:list>
                <text:list-header>
                  <text:p text:style-name="P66"><text:span text:style-name="T75">syntax :-</text:span> git clone ssh_or_http_address_of_git_repo.</text:p>
                </text:list-header>
              </text:list>
            </text:list-item>
          </text:list>
        </text:list-item>
      </text:list>
      <text:p text:style-name="P67"/>
      <text:p text:style-name="P67"><text:tab/><text:tab/><text:tab/><text:span text:style-name="T79">Note:- Pull request and merge branches process</text:span></text:p>
      <text:list xml:id="list363754709" text:style-name="Numbering_20_IVX">
        <text:list-item>
          <text:p text:style-name="P68">Create new branch :- <text:s text:c="2"/>git checkout -b sachin.</text:p>
        </text:list-item>
        <text:list-item>
          <text:p text:style-name="P68"><text:soft-page-break/>Now you are in sachin branch , make pull request for main or master branch or for any branch you want.</text:p>
          <text:list>
            <text:list-header>
              <text:p text:style-name="P68"><text:span text:style-name="T75">Syntax :-</text:span> git pull origin name_of_branch_from_you_want_to_pull</text:p>
              <text:p text:style-name="P68"><text:span text:style-name="T75">eg :-</text:span> git pull origin main.</text:p>
            </text:list-header>
          </text:list>
        </text:list-item>
        <text:list-item>
          <text:p text:style-name="P69">Now you have updated content from main branch, make changes you want to do.</text:p>
        </text:list-item>
        <text:list-item>
          <text:p text:style-name="P69">git add .</text:p>
        </text:list-item>
        <text:list-item>
          <text:p text:style-name="P69">git commit -m “change by sachin branch”</text:p>
        </text:list-item>
        <text:list-item>
          <text:p text:style-name="P69">git push -u origin sachin (name must be of created branch).</text:p>
        </text:list-item>
        <text:list-item>
          <text:p text:style-name="P70">Switch to main or master branch for approvel and merge.</text:p>
          <text:list>
            <text:list-item>
              <text:list>
                <text:list-header>
                  <text:p text:style-name="P70"><text:span text:style-name="T75">Switch branch syntax :-</text:span> git checkout main or master</text:p>
                </text:list-header>
              </text:list>
            </text:list-item>
          </text:list>
        </text:list-item>
        <text:list-item>
          <text:p text:style-name="P71"><text:span text:style-name="T75">merge syntax :-</text:span> git merge sachin</text:p>
        </text:list-item>
        <text:list-item>
          <text:p text:style-name="P72">git add .</text:p>
        </text:list-item>
        <text:list-item>
          <text:p text:style-name="P72">git commit -m “merge branch sachin with main”</text:p>
        </text:list-item>
        <text:list-item>
          <text:p text:style-name="P72">git push -u origin main.</text:p>
        </text:list-item>
        <text:list-item>
          <text:p text:style-name="P73">YOUR FILE IS NOW MERGED WITH MAIN BRANCH</text:p>
        </text:list-item>
      </text:list>
      <text:p text:style-name="P74"/>
      <text:p text:style-name="P74"><text:tab/><text:tab/><text:tab/><text:tab/><text:tab/><text:span text:style-name="T80">Resolving Conflict </text:span><text:span text:style-name="T81">Process</text:span></text:p>
      <text:list xml:id="list4125090750" text:style-name="Numbering_20_ivx">
        <text:list-item>
          <text:p text:style-name="P75">if conflict occur will merging branches because two branches made change for same thing.</text:p>
        </text:list-item>
        <text:list-item>
          <text:p text:style-name="P75">Then owner will decide which change can be used.</text:p>
        </text:list-item>
        <text:list-item>
          <text:p text:style-name="P75">Open conflicted file in vim.</text:p>
          <text:list>
            <text:list-header>
              <text:p text:style-name="P75"><text:span text:style-name="T75">Syntax :- </text:span>vim file_name.</text:p>
              <text:p text:style-name="P106"><text:span text:style-name="T27">Note :-</text:span><text:span text:style-name="T18"> <text:s/></text:span><text:span text:style-name="T19">To see the beginning of the merge conflict in your file, search the file for the conflict marker</text:span><text:span text:style-name="T28"> </text:span><text:span text:style-name="Source_20_Text"><text:span text:style-name="T30">&lt;&lt;&lt;&lt;&lt;&lt;&lt;</text:span></text:span><text:span text:style-name="T29">. </text:span><text:span text:style-name="T19">When you open the file in your text editor, you'll see the changes from the HEAD or base branch after the line</text:span><text:span text:style-name="T29"> </text:span><text:span text:style-name="Source_20_Text"><text:span text:style-name="T30">&lt;&lt;&lt;&lt;&lt;&lt;&lt; </text:span></text:span><text:span text:style-name="Source_20_Text"><text:span text:style-name="T20">HEAD</text:span></text:span><text:span text:style-name="T19">. Next, you'll see </text:span><text:span text:style-name="Source_20_Text"><text:span text:style-name="T30">=======</text:span></text:span><text:span text:style-name="T19">, which divides your changes from the changes in the other branch, followed by </text:span><text:span text:style-name="Source_20_Text"><text:span text:style-name="T30">&gt;&gt;&gt;&gt;&gt;&gt;&gt;</text:span></text:span><text:span text:style-name="Source_20_Text"><text:span text:style-name="T20"> BRANCH-NAME</text:span></text:span><text:span text:style-name="T19">.</text:span></text:p>
            </text:list-header>
          </text:list>
        </text:list-item>
        <text:list-item>
          <text:p text:style-name="P75">Makes changes in vim and save it.</text:p>
        </text:list-item>
        <text:list-item>
          <text:p text:style-name="P76">git add .</text:p>
        </text:list-item>
        <text:list-item>
          <text:p text:style-name="P76">git commit -m “message”</text:p>
        </text:list-item>
        <text:list-item>
          <text:p text:style-name="P76">git push -u origin main.</text:p>
        </text:list-item>
      </text:list>
      <text:p text:style-name="P77"/>
      <text:p text:style-name="P77"/>
      <text:p text:style-name="P77"/>
      <text:p text:style-name="P77"/>
      <text:p text:style-name="P2"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Line94631304416512">
            <table:table-cell table:style-name="Table1.A1" office:value-type="string">
              <text:p text:style-name="P5">First Word</text:p>
            </table:table-cell>
            <table:table-cell table:style-name="Table1.A1" office:value-type="string">
              <text:p text:style-name="P5">Meaning</text:p>
            </table:table-cell>
          </table:table-row>
        </table:table-header-rows>
        <table:table-row table:style-name="TableLine94631395511808">
          <table:table-cell table:style-name="Table1.A1" office:value-type="string">
            <text:p text:style-name="P4">Add</text:p>
          </table:table-cell>
          <table:table-cell table:style-name="Table1.A1" office:value-type="string">
            <text:p text:style-name="P4">Create a capability e.g. feature, test, dependency.</text:p>
          </table:table-cell>
        </table:table-row>
        <table:table-row table:style-name="TableLine94631375704064">
          <table:table-cell table:style-name="Table1.A1" office:value-type="string">
            <text:p text:style-name="P4">Cut</text:p>
          </table:table-cell>
          <table:table-cell table:style-name="Table1.A1" office:value-type="string">
            <text:p text:style-name="P4">Remove a capability e.g. feature, test, dependency.</text:p>
          </table:table-cell>
        </table:table-row>
        <table:table-row table:style-name="TableLine94631386568720">
          <table:table-cell table:style-name="Table1.A1" office:value-type="string">
            <text:p text:style-name="P4">Fix</text:p>
          </table:table-cell>
          <table:table-cell table:style-name="Table1.A1" office:value-type="string">
            <text:p text:style-name="P4">Fix an issue e.g. bug, typo, accident, misstatement.</text:p>
          </table:table-cell>
        </table:table-row>
        <table:table-row table:style-name="TableLine94631380712048">
          <table:table-cell table:style-name="Table1.A1" office:value-type="string">
            <text:p text:style-name="P4">Bump</text:p>
          </table:table-cell>
          <table:table-cell table:style-name="Table1.A1" office:value-type="string">
            <text:p text:style-name="P4">Increase the version of something e.g. dependency.</text:p>
          </table:table-cell>
        </table:table-row>
        <table:table-row table:style-name="TableLine94631380657440">
          <table:table-cell table:style-name="Table1.A1" office:value-type="string">
            <text:p text:style-name="P4">Make</text:p>
          </table:table-cell>
          <table:table-cell table:style-name="Table1.A1" office:value-type="string">
            <text:p text:style-name="P4">Change the build process, or tooling, or infra.</text:p>
          </table:table-cell>
        </table:table-row>
        <table:table-row table:style-name="TableLine94631396430816">
          <table:table-cell table:style-name="Table1.A1" office:value-type="string">
            <text:p text:style-name="P4">Start</text:p>
          </table:table-cell>
          <table:table-cell table:style-name="Table1.A1" office:value-type="string">
            <text:p text:style-name="P4">Begin doing something; e.g. create a feature flag.</text:p>
          </table:table-cell>
        </table:table-row>
        <table:table-row table:style-name="TableLine94631396202640">
          <table:table-cell table:style-name="Table1.A1" office:value-type="string">
            <text:p text:style-name="P4">Stop</text:p>
          </table:table-cell>
          <table:table-cell table:style-name="Table1.A1" office:value-type="string">
            <text:p text:style-name="P4">End doing something; e.g. remove a feature flag.</text:p>
          </table:table-cell>
        </table:table-row>
        <table:table-row table:style-name="TableLine94631386579456">
          <table:table-cell table:style-name="Table1.A1" office:value-type="string">
            <text:p text:style-name="P4">Refactor</text:p>
          </table:table-cell>
          <table:table-cell table:style-name="Table1.A1" office:value-type="string">
            <text:p text:style-name="P4">A code change that MUST be just a refactoring.</text:p>
          </table:table-cell>
        </table:table-row>
        <table:table-row table:style-name="TableLine94631380717200">
          <table:table-cell table:style-name="Table1.A1" office:value-type="string">
            <text:p text:style-name="P4">Reformat</text:p>
          </table:table-cell>
          <table:table-cell table:style-name="Table1.A1" office:value-type="string">
            <text:p text:style-name="P4">Refactor of formatting, e.g. omit whitespace.</text:p>
          </table:table-cell>
        </table:table-row>
        <table:table-row table:style-name="TableLine94631396728832">
          <table:table-cell table:style-name="Table1.A1" office:value-type="string">
            <text:p text:style-name="P4">Optimize</text:p>
          </table:table-cell>
          <table:table-cell table:style-name="Table1.A1" office:value-type="string">
            <text:p text:style-name="P4">Refactor of performance, e.g. speed up code.</text:p>
          </table:table-cell>
        </table:table-row>
        <table:table-row table:style-name="TableLine94631304300160">
          <table:table-cell table:style-name="Table1.A1" office:value-type="string">
            <text:p text:style-name="P4">Document</text:p>
          </table:table-cell>
          <table:table-cell table:style-name="Table1.A1" office:value-type="string">
            <text:p text:style-name="P4">Refactor of documentation, e.g. help files.</text:p>
          </table:table-cell>
        </table:table-row>
      </table:table>
      <text:p text:style-name="P78"/>
      <text:p text:style-name="P9"><text:span text:style-name="T85">24.</text:span><text:span text:style-name="T86"> </text:span><text:span text:style-name="T85">Revert a commit :-</text:span> git revert commit_id -&gt; editor opens -&gt; make changes in comment -&gt; save it</text:p>
      <text:p text:style-name="P18">25. <text:s/>Remove Unt<text:span text:style-name="T87">ra</text:span>cked Files :-</text:p>
      <text:list xml:id="list183415475016799" text:continue-list="list183415342513244" text:style-name="List_20_1">
        <text:list-item>
          <text:p text:style-name="P10">git clean -n [would remove file_name]</text:p>
        </text:list-item>
        <text:list-item>
          <text:p text:style-name="P10">git clean -i [interactive]</text:p>
        </text:list-item>
        <text:list-item>
          <text:p text:style-name="P10">git clean -f [force to delete the file]</text:p>
        </text:list-item>
      </text:list>
      <text:p text:style-name="P14"><text:span text:style-name="T85">26. Use .gitignore </text:span><text:a xlink:type="simple" xlink:href="../../../../../../-" text:style-name="Internet_20_link" text:visited-style-name="Visited_20_Internet_20_Link"><text:span text:style-name="T85">file</text:span></text:a><text:span text:style-name="T85"> :-</text:span></text:p>
      <text:list xml:id="list183416448905724" text:continue-numbering="true" text:style-name="List_20_1">
        <text:list-item>
          <text:p text:style-name="P15">project/.gitignore</text:p>
        </text:list-item>
        <text:list-item>
          <text:p text:style-name="P15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5">.zip</text:p>
                      <text:p text:style-name="P15">log/*.log</text:p>
                      <text:p text:style-name="P15">!assests/video/tour</text:p>
                      <text:p text:style-name="P15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1">Changes made to ignored files will be ignored by git.</text:p>
        </text:list-item>
      </text:list>
      <text:p text:style-name="P19">27. unstage files :-</text:p>
      <text:list xml:id="list183415927765729" text:continue-numbering="true" text:style-name="List_20_1">
        <text:list-item>
          <text:p text:style-name="P16">syntax :- git reset HEAD file_name</text:p>
        </text:list-item>
        <text:list-item>
          <text:p text:style-name="P12"><text:span text:style-name="T88">HEAD points to newly added files in stage .</text:span></text:p>
        </text:list-item>
      </text:list>
      <text:p text:style-name="P13"/>
      <text:p text:style-name="P13"/>
      <text:p text:style-name="P13"/>
      <text:p text:style-name="P13"/>
      <text:p text:style-name="P123"><text:soft-page-break/><text:span text:style-name="T31">28. Ideas on what to ignore :-</text:span></text:p>
      <text:list xml:id="list183417073665411" text:continue-numbering="true" text:style-name="List_20_1">
        <text:list-item>
          <text:p text:style-name="P17">complied source code</text:p>
        </text:list-item>
        <text:list-item>
          <text:p text:style-name="P17">packages and compressed files</text:p>
        </text:list-item>
        <text:list-item>
          <text:p text:style-name="P17">logs and database.</text:p>
        </text:list-item>
        <text:list-item>
          <text:p text:style-name="P17">Operating system generated files.</text:p>
        </text:list-item>
        <text:list-item>
          <text:p text:style-name="P17">User – uploaded assests (images, pdfs,videos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8:34:14.806056171</dc:date>
    <meta:editing-duration>PT4H4M33S</meta:editing-duration>
    <meta:editing-cycles>93</meta:editing-cycles>
    <meta:generator>LibreOffice/6.4.7.2$Linux_X86_64 LibreOffice_project/40$Build-2</meta:generator>
    <meta:document-statistic meta:table-count="1" meta:image-count="0" meta:object-count="0" meta:page-count="8" meta:paragraph-count="227" meta:word-count="1726" meta:character-count="9072" meta:non-whitespace-character-count="7647"/>
  </office:meta>
</office:document-meta>
</file>